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ext_20_body">IDPA Nordmänner</text:p>
      <text:h text:style-name="Heading_20_1" text:outline-level="1"><text:bookmark-start text:name="abstract"/>Abstract<text:bookmark-end text:name="abstract"/></text:h>
      <text:h text:style-name="Heading_20_1" text:outline-level="1"><text:bookmark-start text:name="einleitung"/>Einleitung<text:bookmark-end text:name="einleitung"/></text:h>
      <text:h text:style-name="Heading_20_2" text:outline-level="2"><text:bookmark-start text:name="fragestellung"/>Fragestellung<text:bookmark-end text:name="fragestellung"/></text:h>
      <text:p text:style-name="First_20_paragraph">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 Die Menschen zu dieser Zeit mussten in der Lage sein mit der Natur zu überleben. Genau diese Natur welche sich so wunderschön aber brutal und gnadenlos zeigt. So wird auch die Mythologie der Nordmänner beschrieben. Wir möchten mit dieser Arbeit erarbeiten und welchen Bereichen des Lebens diese Mythologie Einzug gehalten hat um so die Lebensweise unserer Vorfahren besser zu verstehen. Eine andere Frage welche wir erarbeiten möchten ist die Frage in welcher Form diese Lebensweise in die Mythologie eingeflossen ist. Aber auch versuchen Einflüsse aufzudecken die einen Älteren Ursprung haben</text:p>
      <text:h text:style-name="Heading_20_2" text:outline-level="2"><text:bookmark-start text:name="methodik"/>Methodik<text:bookmark-end text:name="methodik"/></text:h>
      <text:p text:style-name="First_20_paragraph">Der Ansatz der verwendet wurde basiert auf den Konzept das wird die drei folgenden Komponenten in sich geschlossen betrachten:</text:p>
      <text:list text:style-name="L1">
        <text:list-item>
          <text:p text:style-name="P1">Mythologie und religiöse Praxis der Nordmänner</text:p>
        </text:list-item>
        <text:list-item>
          <text:p text:style-name="P1">Die Lebensweise und Geselschaftsstrukturen</text:p>
        </text:list-item>
        <text:list-item>
          <text:p text:style-name="P1">Sitte und Recht</text:p>
        </text:list-item>
      </text:list>
      <text:p text:style-name="First_20_paragraph">Die Ausarbeitung dieser drei Teile ermöglicht es uns einen Kontext zwischen den drei Teilen herzustellen.</text:p>
      <text:p text:style-name="Text_20_body">Für unsere Recherchen wird für den Mythologie Teil vor allem die Bücher: Die Götterlieder der Älteren Edda und Die Edda des Snorri Sturluson verwendet. Um die Geselschaftlichen Aspekte der Nordmänner zu erarbeiten, wird vor allem das Internet, und andere Sachbücher verwendet. Interviews wurden keine Durchgeführt. Da es schwierig ist akurate historische Quellen im Internet zu finden, wurde versucht nur mit Beiträgen welche eine verlässliche Quellenangabe aufführen zu arbeiten.</text:p>
      <text:h text:style-name="Heading_20_1" text:outline-level="1"><text:bookmark-start text:name="ythologie-und-religiöse-praxis-der-nordmänner"/>ythologie und religiöse Praxis der Nordmänner<text:bookmark-end text:name="ythologie-und-religiöse-praxis-der-nordmänner"/></text:h>
      <text:p text:style-name="First_20_paragraph">Im folgenden Kapitel wird die Mythologie und die religiöse Praxix der Nordmänner behandelt. Das Kapitel soll eine Übersicht bieten. Dieses Thema ist aber so komplex das nicht auf jedes Detail eingegangen wird. In den Quellenangaben und dem Anhang wird auf Texte und weitere Informationen verwiesen, welche für das Thema relevant sind.</text:p>
      <text:h text:style-name="Heading_20_2" text:outline-level="2"><text:bookmark-start text:name="die-eddas"/>Die Eddas<text:bookmark-end text:name="die-eddas"/></text:h>
      <text:p text:style-name="First_20_paragraph">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 und Versen welche die Mythen beschreiben. Alle Texte in der Liederedda sind in der Skaldischen Dichtkunst verfasst.</text:p>
      <text:p text:style-name="P2">“Skaldische Dichtungen sind subjektiv gestaltete Kompositionen, die ihre Stoffe dem Leben und dem sozialen Umfeld ihres Dichters, des Skalden, entnehmen: sie sind situationsgebundene Gesellschaftsdichtung” [https://de.wikipedia.org/wiki/Skaldisch Stand 25.12.2018]</text:p>
      <text:p text:style-name="First_20_paragraph">Das zweite Buch die Edda des Snorri Sturluson, auch Snorris Edda genannt, ist ein Zusammenfassung der vieler einzelner Geschichten aus der Sagenwelt der Nordmänner. Auch die Skaldische Dichtkunst wird erklärt und mit vielen Beispielen illustriert.</text:p>
      <text:p text:style-name="Text_20_body">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2" text:outline-level="2"><text:bookmark-start text:name="sagas"/>Sagas<text:bookmark-end text:name="sagas"/></text:h>
      <text:p text:style-name="First_20_paragraph">Eine weitere jedoch viel kleinere Quelle sind die nordischen Legenden, auch Sagas gennant. Die Sagen sind in acht Kategorien unterteilt. Die König Sagas(Konungasögur), die Sagen der Icelander(Íslendinga sögur), die Kurzgeschichten der Isländer(Íslendingaþættir), die zeitgenösischen Sagas(Samtíðarsögur), die len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v sin. Die Sakdinavische und die Isländische Kultur haben eine reiche Tradition des Geschichten erzählens. Dies dürfte damit zusammenhängen, dass das Wissen der Nordmänner mündlich überliefert worden ist. Sie haben es jedoch verstanden, dieses Wissen über Ereignisse, über grosse Könige und Helder oder auch das Wissen ihrer Götter, in spannende Geschichten zu verpacken welche dann über Generationen weitererzählt werden.</text:p>
      <text:h text:style-name="Heading_20_2" text:outline-level="2"><text:bookmark-start text:name="die-sprüche-des-hohen"/>Die Sprüche des Hohen<text:bookmark-end text:name="die-sprüche-des-hohen"/></text:h>
      <text:p text:style-name="First_20_paragraph">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senermassen einen viel älteren Ursprung haben. Bei genauerer Betrachtung zeigt sich aber dass, die Sprüche des Hohen aus fünf verschiedenen Teilen beseht:</text:p>
      <text:list text:style-name="L2">
        <text:list-item>
          <text:p text:style-name="P3">Das alte Sittengedicht</text:p>
        </text:list-item>
        <text:list-item>
          <text:p text:style-name="P3">Die Odinsbeispiele</text:p>
        </text:list-item>
        <text:list-item>
          <text:p text:style-name="P3">Das Loddfafnirlied</text:p>
        </text:list-item>
        <text:list-item>
          <text:p text:style-name="P3">Runengedicht Odins</text:p>
        </text:list-item>
        <text:list-item>
          <text:p text:style-name="P3">Zaubersprüche</text:p>
        </text:list-item>
      </text:list>
      <text:p text:style-name="First_20_paragraph">Vor allem das alte Sittegedicht zeichnet ein Bild einer Geselschaft ohne übergeordnete Strukturen, was wiederum einen Interessanten Einblick in das tägliche Leben bietet.</text:p>
      <text:p text:style-name="P4">“Nun sind die Sprüche des Hohen gesagt, in des Hohen Halle, sehr nützlich den Söhnen der Menschen, unnütz den Söhnen der Riesen; Heil dem, der sie sprach, Heil dem,der sie kennt! Sie nutze, wer sie erlernte, Heil denen, die sie höhrten” (Die Götterlieder der Älteren Edda, Die Sprüche des Hohen Vr.164)</text:p>
      <text:h text:style-name="Heading_20_2" text:outline-level="2"><text:bookmark-start text:name="yggdrasil-und-die-neun-welten"/>Yggdrasil und die neun Welten<text:bookmark-end text:name="yggdrasil-und-die-neun-welten"/></text:h>
      <text:p text:style-name="P5">“Eine Esche kenn ich - überschütte-, sie heisst Yggdrasil, ein hoher heiliger Baum - mit weissem Sand; von dort kommt der Tau, der in den Tälern niederfällt; sie steht immer grün über dem Urdbrunnen” [Die Götterlieder der Älteren Edda, Die Weissagung der Seherin Vr.19]</text:p>
      <text:p text:style-name="First_20_paragraph">Die Esche Yggdrasill stellt in der nordischen Mythologie das Leben und das grosse allumfassende Ganze dar. Alle neun Welten sind durch Yggdrasil miteinander verbunden. Es bestehen verschiedene Interpretationen wo genau sich die Welten im Weltenbaum befinden. Einig sind sie sich jedoch, dass sich Midgard im Zentrum und Asgard in der Krone des Baumes befinden.</text:p>
      <text:h text:style-name="Heading_20_2" text:outline-level="2"><text:bookmark-start text:name="asen"/>Asen<text:bookmark-end text:name="asen"/></text:h>
      <text:p text:style-name="First_20_paragraph">Die Asen, auch bekannt als Himmelsgötter, ist di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3" text:outline-level="3"><text:bookmark-start text:name="odin-wotan"/>Odin / Wotan<text:bookmark-end text:name="odin-wotan"/></text:h>
      <text:p text:style-name="First_20_paragraph">Odin der Göttervater oder auch Allfather gennant, ist einer der komplexesten Götter der Mythologie. Viele Aspekte werden unter ihm vereint. Unter anderem: Krieg, der Tod, Weisheit und das streben nach Wissen.</text:p>
      <text:p text:style-name="Text_20_body">Die Quelle Mimirs enthält das Wissen und die Weisheit nachder Odin strebt. Odin hat sein linkes Auge geopfert um von dieser Quelle trinken zu können. Auch wird erzählt das er neun Tage an der Esche Yggdrasill hing um so das Wissen der Runen zu erlangen.</text:p>
      <text:p text:style-name="P6">“Ich(Odin) weiss, das ich hing am windigen Baum(Yggdrasil) neun ganze Nächte, vom Speer verwundet und Odin geopfert, selber mir selbst, an dem Baum, von dem niemand weiss, aus welcher Wurzel er wächst” (Die Götterlieder der Älteren Edda, Die Sprüche des Hohen Vr. 138)</text:p>
      <text:p text:style-name="First_20_paragraph">Ein weiterer Aspekt von Odin ist der des Kriegs-und Totengottes. Nach jeder Schlacht wählen die Valküren aus den gefallenen Kriegern die Hälfte aus. Diese werden nach Valhalla gebracht. Dort werden sie sich jeden Morgen gegenseitig bekämpfen. Um anschliessend von Odin wiederbelebt zu werden um anschliessend gemeinsam in der goldenen Halle zu feiern. Die gefallenen Krieger werden in den Eddas Einherjer genannt.</text:p>
      <text:p text:style-name="Text_20_body">Der Mittwoch wurde Odin gewidmet. Dies ist in der deutschen Sprache verlorengegangen, ist aber noch im englischen Wochentag Wendesday(Wodendag) ersichtlich.</text:p>
      <text:h text:style-name="Heading_20_3" text:outline-level="3"><text:bookmark-start text:name="frigga"/>Frigga<text:bookmark-end text:name="frigga"/></text:h>
      <text:p text:style-name="P7">“Frigg ist die vornehmste. Sie besitzt den Hof, der Fensalir heisst und besonders prächtig ist” (Die Edda des Snorri Sturluson, Gylfis Täuschung Vr.35)</text:p>
      <text:p text:style-name="First_20_paragraph">Frigga oder auch Frigg ist die Frau von Odin und eine Heilerin. Sie ist die Göttin des Haushaltes, der Kinder. Als eine der wenigen Götterfiguren, ist sie in der Lage in die Zukunft zu sehen. Jedoch spricht sie nie über das was sie sieht.</text:p>
      <text:p text:style-name="Text_20_body">Es wird darüber debattiert ob Freya, die Göttin der Liebe und Fruchtbarkeit(Siehe im Kapitel Vanen) und Frigga den gleichen Ursprung haben. Sich also eine Götterfigur in zwei abgespalten haben.</text:p>
      <text:p text:style-name="P8">“Nach einer verbreiteten Hypothese entwickelte sich aus Frigg, für die auch der Beiname Hulla („Huldvolle”) bezeugt ist, die Märchengestalt der Frau Holle." (https://de.wikipedia.org/wiki/Frigg Stand 02.12.2018)</text:p>
      <text:h text:style-name="Heading_20_3" text:outline-level="3"><text:bookmark-start text:name="thor-donnar"/>Thor / Donnar<text:bookmark-end text:name="thor-donnar"/></text:h>
      <text:p text:style-name="P9">“Nennen werde ich meinen Namen, auch wenn ich geächtet wär, und mein ganzes Geschlecht: Ich bin Odins Sohn, Melis Bruder und Magnis Vater, Der Kraftherr der Götter; mit Thor kannst du hier sprechen. Das will ich jetzt fragen, wie du heisst” (Die Götterlieder der Älteren Edda, das Harbardlied, Vr.9)</text:p>
      <text:p text:style-name="First_20_paragraph">Der Sohn von Odin und Gia(die Göttin der Erde über die wenig bekannt ist) ist Thor. Er ist der stärkste der Asen und sehr kampferprobt. Er kämpft stetig gegen die Riesen, welche Asgard und Midgard bedrohen. In den Kampf zieht er oft mit seinem Streitwagen, der von seinen zwei Böcken, Tanngnjost und Tanngrisnir, gezogen wird. Auch die Aspekte von Kameradschaft und Gastfreundschaft werden durch Thor vertreten. Thor besitzt drei Gegenstände. Der Kraftgurt, welcher die Kraft von ihm um das doppelte erhöht. Ein eiserner Handschuh, welcher er benötigt um seine Waffe besser führen und seinen mächtigen Hammer Mjöllnir. Mjöllnir kehrt immer zu seinem Besitzer zurück und es werden ihm heilende Kräfte zugeschrieben. Bis heute ist Mjöllnir ein Schutzsymbol für heidnische Menschen.</text:p>
      <text:p text:style-name="P10">Aber bei meiner Halle hast du einen Berg gesehen, darin waren drei viereckige Täler, und eines war besonders tief; Das waren die Spuren deiner Hammerschläge.(Die Edda des Snorri Sturluson, Gylfis Täuschung Vr. 47)</text:p>
      <text:p text:style-name="First_20_paragraph">In der Liederedda wird immer wieder vermerkt, dass Thor eher ein Gott für das einfache Volk war. Wobei diese These umstritten ist da Odin oft in den Geschichten mit Thor aneinandergerät.</text:p>
      <text:p text:style-name="P11">“Ich (Odin verkleidet als Harbard) war in Walland und suchte Kämpfe, ich hetzte Fürsten auf, aber versöhnte sie nie; Odin hat die Jarle, in der in der Schlacht fallen, aber Thor hat das Geschlecht der Knechte” (Die Götterlieder der Älteren Edda, Das Harbardlied V.24)</text:p>
      <text:p text:style-name="First_20_paragraph">Ebenfalls ist Thor auch der Namensgeber des Donnerstags oder Thursday.</text:p>
      <text:h text:style-name="Heading_20_3" text:outline-level="3"><text:bookmark-start text:name="loki"/>Loki<text:bookmark-end text:name="loki"/></text:h>
      <text:p text:style-name="P12">“Zu den Asen wird auch derjenige gezählt, den manche Verleumder der Asen, Urheber der Hinterlist und Schande der Götter und Menschen nennen” (Die Edda des Snorri Sturluson, Gylfis Täuschung Vr.33)</text:p>
      <text:p text:style-name="First_20_paragraph">Loki ist neben Odin einer der komplexesten Charaktere der Mythologie. Es ist nicht klar wer seine Eltern sind, jedoch kann davon ausgegangen werden das Odin sein Vater ist. Er wird oft als böser Scharlatan und Missetäter beschrieben. Er arbeitet oft gegen die Götter, aber genau so oft auch für sie. Da Loki hat die Macht seine Form zu wandeln. Loki wird derjenige sein welcher das Ragnarök einleutet und kämpft am Ende gegen die Asen. Bei genauerer Betrachtung jedoch erscheint Loki nicht nur als böser hinterlistiger Charakter. Den nur durch eine List von Loki bei den Zwergen, erhielt Thor seinen Hammer, Odin seinen Speer und alle anderen magischen Gegenstände der Götter. Ebenfalls war Loki, der es wieder mit einer List möglich machte, dass Thor seinen Hammer zurück bekam, nachdem dieser von einem Riesen gestohlen wurde(siehe Thrymlied in "Die Götterlieder der Älteren Edda).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T1">Lokis Spottrede</text:span> oder im Original <text:span text:style-name="T1">Lokasenna</text:span> genannt. In diesem Lied rechnet Loki mit den Asen, welche ein Fest feiern, ab indem er alle beleidigt und den Götter ihre Schwächen und Fehler aufzeigt.</text:p>
      <text:h text:style-name="Heading_20_3" text:outline-level="3"><text:bookmark-start text:name="die-kinder-lokis"/>Die Kinder Lokis<text:bookmark-end text:name="die-kinder-lokis"/></text:h>
      <text:p text:style-name="First_20_paragraph">Lokis Kinder sind wichtig zu erwähnen da sie das Gegengewicht zu des Asen darstellen. Drei Kinder gebar die Risin Angrboda Loki. Die Midgardschlange Jörmungandr, der grosse Wolf Fenrir und die Göttin des Todes und des Verfalls Hella. Jörmungandr ist so gross das er ganz Midgard umschliesst und sich selber in den Schwanz beisst. Fenrir wurde aufgrund der Prophezeiung des Ragnaröks von den Götter gefangen genommen. Das wichtigste Kind ist mit Sicherheit Hella. Sie wurde von Odin den Herrscherplatz über Helheim, die Welt der Toten zugewisen und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durch eine List entstanden. Die Geschichte dieser List kann in der Edda des Snorri Sturluson Gylfis Täuschung Vers 42 nachgelesen werden.</text:p>
      <text:h text:style-name="Heading_20_3" text:outline-level="3"><text:bookmark-start text:name="tyr"/>Tyr<text:bookmark-end text:name="tyr"/></text:h>
      <text:p text:style-name="P13">Der Gott Tyr der in der allemanischen Sprache auch Tiwaz gennant wird ist der kühnste aller Asen. Ebenfalls ist der der Namensgeber des Diestags (https://de.wikipedia.org/wiki/Tyr Stand 25.12.2018)</text:p>
      <text:p text:style-name="First_20_paragraph">Er über den Ausgang einer Schlacht. Daher wurde Tyr oft vor dem Kampf angerufen. Bei der Gefangennahme des Wolfs Fenrir (siehe im Kapitel Loki und seine Kinder) spielt er eine Schlüsselrolle dar(siehe in Die Edda des Snorri Sturluson Gylfis Täuschung Vr 25) Tyr ist ebenfalls der Souverän des Rechts und deshalb geht man davon aus, dass er bei Things oder Gerichten angerufen wurde. Viel mehr ist über diesen Asen leider nicht überliefert. Gewisse Forscher gehen davon aus das Tyr vor 2000 Jahren während der Zeit der Römer einen viel grösseren Stellenwert hatte und von der Gottheit Odin im Lauf der Zeit verdrängt wurde.</text:p>
      <text:h text:style-name="Heading_20_3" text:outline-level="3"><text:bookmark-start text:name="balder"/>Balder<text:bookmark-end text:name="balder"/></text:h>
      <text:p text:style-name="P14">Ich sah Balder, den blutenden Gitt, Odins Kind, das Schicksal bestimmt; gewachsen war, über den Feld hoch, schmall und sehr schön, der Mistelzeig (Die Götterlieder der Älteren Edda, Die Weissagung der Seherin Vr.31)</text:p>
      <text:p text:style-name="First_20_paragraph">Der Sonnengott Balder ist der schönste und strahlenste der Asen. Über ihn gäbe es nichts Schlechtes zu erzählen. Er ist der redegewandteste und huldvollste Gott. Jedoch, so schreibt Snorri, haben seinen Entscheidungen keinen Bestand. Der Mythos von Balders Tod spielt eine grosse Rolle in der Mythologie und wird ebenfalls mit den Sonnenwenden in Verbindung gebracht.</text:p>
      <text:h text:style-name="Heading_20_3" text:outline-level="3"><text:bookmark-start text:name="der-tod-balders"/>Der Tod Balders<text:bookmark-end text:name="der-tod-balders"/></text:h>
      <text:p text:style-name="First_20_paragraph">Die Geschichte über den Tod Balders ist nicht im Detail in der Liederedda beschrieben, jedoch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ende geht, erstrahlt die Sonne zu neuem Glanz. Dann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3" text:outline-level="3"><text:bookmark-start text:name="heimdall"/>Heimdall<text:bookmark-end text:name="heimdall"/></text:h>
      <text:p text:style-name="P15">“Heimdall heisst einer, er wird der weisse Ase gennant. Er ist mächtig und heilig. Ihn gebaren neun Mädchen und alle waren Schwestern” (Die Edda des Snorri Sturluson, Gylfis Täuschung Vr.27)</text:p>
      <text:p text:style-name="First_20_paragraph">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T1">Merkgedicht von Rig</text:span> in der Liederedda, beschreibt Heimdall auch als Schöpfer der Mittelalterlichen Ständen: Knecht, Bauer, Jarl bzw. König.</text:p>
      <text:h text:style-name="Heading_20_2" text:outline-level="2"><text:bookmark-start text:name="vanen"/>Vanen<text:bookmark-end text:name="vanen"/></text:h>
      <text:p text:style-name="First_20_paragraph">Die Vanen werden oft als Erdgötter oder als Naturgeister beschrieben. Sie stellen ein weiteres Göttergeschlecht dar. Ihre Welt wird Vanheim gennant. Leider ist über die Vanen bei weiten nicht so viel überliefert als es bei den Asen der Fall ist.</text:p>
      <text:h text:style-name="Heading_20_3" text:outline-level="3"><text:bookmark-start text:name="der-krieg-mit-den-asen"/>Der Krieg mit den Asen<text:bookmark-end text:name="der-krieg-mit-den-asen"/></text:h>
      <text:p text:style-name="First_20_paragraph">Dieser Krieg stellt laut Snorri den ersten Krieg zwischen den Göttergeschlechter. Nachdem er zu Ende ging wurden Geiseln zwischen den Familien ausgetauscht. Die Vanen stellten Njörd die Asen tauschten Hönir ein.</text:p>
      <text:h text:style-name="Heading_20_3" text:outline-level="3"><text:bookmark-start text:name="njörd"/>Njörd<text:bookmark-end text:name="njörd"/></text:h>
      <text:p text:style-name="P16">“In Wananheim erschufen ihn weisse Ratende und gaben ihn als Geisel den Göttern; am Ende der Welt wird er wieder heimkehren zu den weissen Wanen” (Die Götterlieder der Älteren Edda, Das Wafthrudnirlied Vr.39)</text:p>
      <text:p text:style-name="First_20_paragraph">Die Geisel der Vanen an die Asen regelt den Verlauf des Windes, des Meeres und des Feuers. Njörd war mit der Riesin Skadi verheiratet. Die Kinder aus dieser Ehe sind Freyja und Freyr.</text:p>
      <text:h text:style-name="Heading_20_3" text:outline-level="3"><text:bookmark-start text:name="freyja"/>Freyja<text:bookmark-end text:name="freyja"/></text:h>
      <text:p text:style-name="P17">“Folkwang heisst es, wo Freyja entscheidet über Sitze im Saal; die Hälfte der Gefallenen wählt sie jeden Tag, die andere Hälfte gehört Odin” (Die Edda des Snorri Sturluson, Gylfis Täuschung Vr.24)</text:p>
      <text:p text:style-name="First_20_paragraph">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 Odin erhält die erste Hälfte).</text:p>
      <text:h text:style-name="Heading_20_3" text:outline-level="3"><text:bookmark-start text:name="freyr"/>Freyr<text:bookmark-end text:name="freyr"/></text:h>
      <text:p text:style-name="P18">“Freyr ist der vornehmste under den Asen. Er bestimmt über Regen und Sonnenschein und damit über die Fruchtbarkeit der Erde” (Die Edda des Snorri Sturluson, Gylfis Täuschung Vr.24)</text:p>
      <text:p text:style-name="First_20_paragraph">Freyr wurde als Fruchtbarkeitsgott verehrt. Er wacht über den Regen, den Sonnenschein und das Wachstum der Pflanzen. Ebenfalls regelt er den Reichtum der Menschen.</text:p>
      <text:h text:style-name="Heading_20_2" text:outline-level="2"><text:bookmark-start text:name="jotun"/>Jotun<text:bookmark-end text:name="jotun"/></text:h>
      <text:p text:style-name="First_20_paragraph">Die Riesen leben in Jotenheim und werden daher Jotun genant. Die Ri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Um so das Gleichgewichts. In den Eddas werden immer wieder Namen von verschiedenen Riesen genannt es ist aber mal abgesehen vom Namen in der Regel nicht viel mehr überliefert.</text:p>
      <text:h text:style-name="Heading_20_2" text:outline-level="2"><text:bookmark-start text:name="ragnarök"/> Ragnarök<text:bookmark-end text:name="ragnarök"/></text:h>
      <text:p text:style-name="P19">"Ein Schiff kommt vom Osten, es werden Muspells Leute übers Meer kommen, und Loki seuert; alle wilden Burschen kommen mit dem Wolf; Byleists Burder(Loki) bringen sie mit (Die Götterlieder der Älteren Edda, Die Weissagung der Sehering Vr. 51)</text:p>
      <text:p text:style-name="First_20_paragraph">Das Ragnarök stellt das eine eines Zyklus dar. In der Mythologie wird das Ragnarök als apokalytischer Kampf dargestellt in dem Midgard verzehrt und viele Götter sterben werden. Nach diesem Kampf aber ergrünnt die Welt wieder und die Kinder der Götter und Balder führen das Werk der Götter weiter bis auch deren Lebenszyklus endet. Der Zusammenhang zwischen Balders Tod und dem Ragnarök führt zur Erkenntnis das jedes Jahr das Ragnarök stattfindet. Wen der Sonnengot stirbt sinkt der Sonnenstand. Die Natur stirbt und ebenso das Leben. Erst nachdem die dunkle Zeit vorüber ist und der Frühling kommt kehrt wieder das Leben zurück.</text:p>
      <text:h text:style-name="Heading_20_2" text:outline-level="2"><text:bookmark-start text:name="religiöse-praxis"/>Religiöse Praxis<text:bookmark-end text:name="religiöse-praxis"/></text:h>
      <text:p text:style-name="First_20_paragraph">Über die Religiöse Praxis der Nordmänner ist nur wenig genau bekannt. Das meiste Wissen stammt aus den Sagen und historischen Texten oder aus archeologischen Funden. Bekannt ist da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 gennant</text:p>
      <text:p text:style-name="P20">Weisst du, wie man ritzen soll, weisst du wie man raten soll? Weisst du, wie man färben soll, weisst du wie man prüfen soll? Weisst du, wie man beten soll, weisst du wie man opfern soll? Weisst du, wie man darbringen soll, weisst du wie man vernichten soll? (Die Götterlieder der Älteren Edda, Die Sprüche des Hohen, Vr.144)</text:p>
      <text:p text:style-name="First_20_paragraph">Auch gilt als Erwisen das die religiöse Praxis von Ort zu Ort verschieden ist, wobei es auch übergreifende Riten und Veranstaltungen gab, wie das obengennante Beispiel von Uppsala zeigt.</text:p>
      <text:p text:style-name="Text_20_body">Eine weitere bekannte religiöse Praxis war das Trinken in der Runde aus einem Horn. Dieses Ritual wird Sumble gennant. Normalerweisse war der Gastgeber derjenige welcher das Ritual führte.</text:p>
      <text:p text:style-name="P21">“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 Egils saga Kap. 44. Übersetzung Felix Niedner.</text:p>
      <text:h text:style-name="Heading_20_3" text:outline-level="3"><text:bookmark-start text:name="gräber-und-bestattungen"/>Gräber und Bestattungen<text:bookmark-end text:name="gräber-und-bestattungen"/></text:h>
      <text:p text:style-name="First_20_paragraph">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text:p>
      <text:p text:style-name="Text_20_body">Bild eines Grabkreises https://www.history.com/news/how-did-the-vikings-honor-their-dead</text:p>
      <text:p text:style-name="Text_20_body">Eine alternative Art der Beisetzung ist auch die Verwendung eines Bootes als Grab. Der Leichnam wurde mit seinen Geschenken und Schätzen ins Boot gelegt und auf seine Reise geschickt. Da Boote extrem aufwendig in der Produktion sind ist dies, die kostspieligste Art und wurde nur selten verwendet.</text:p>
      <text:h text:style-name="Heading_20_1" text:outline-level="1"><text:bookmark-start text:name="sozialstrukur"/>Sozialstrukur<text:bookmark-end text:name="sozialstrukur"/></text:h>
      <text:h text:style-name="Heading_20_2" text:outline-level="2"><text:bookmark-start text:name="literarische-quellen"/>Literarische Quellen<text:bookmark-end text:name="literarische-quellen"/></text:h>
      <text:p text:style-name="First_20_paragraph">Die Nordmänner besassen eine eigene Sprache und Schrift, diese bestand allerdings aus Runen. Es wurde nicht viel geschrieben und die wenigen Dokumente, die man finden konnte sind eher kurz. Oftmals wurden sie in Form von Steinen in welchen Runen eingeritzt sind gefunden. [https://de.wikipedia.org/wiki/Runenstein#/media/File:Bj%C3%B6rketorpsstenen_runor.jpg]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text:p>
      <text:p text:style-name="Text_20_body">Bild zu den Schriftzeichen der Nordmänner. Nur zwischen 9. und 11ten Jahrhundert verwendet. Quelle: https://en.wikipedia.org/wiki/Younger_Futhark</text:p>
      <text:h text:style-name="Heading_20_2" text:outline-level="2"><text:bookmark-start text:name="gesellschaftliche-hierarchie"/>Gesellschaftliche Hierarchie<text:bookmark-end text:name="gesellschaftliche-hierarchie"/></text:h>
      <text:p text:style-name="First_20_paragraph">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 Sklaverei war zur Zeit der Wikinger üblich und sicherlich auch ein Grund für die Überfälle in andere Länder.</text:p>
      <text:h text:style-name="Heading_20_2" text:outline-level="2"><text:bookmark-start text:name="gesellschaftlicher-klassen"/>Gesellschaftlicher Klassen<text:bookmark-end text:name="gesellschaftlicher-klassen"/></text:h>
      <text:p text:style-name="First_20_paragraph">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text:p>
      <text:h text:style-name="Heading_20_2" text:outline-level="2"><text:bookmark-start text:name="familienleben"/>Familienleben<text:bookmark-end text:name="familienleben"/></text:h>
      <text:p text:style-name="First_20_paragraph">Im Zeitalter der Wikinger lebten die meisten Menschen auf Bauernhöfen. Häufig sind mehrere Familien zusammen im gleichen Haushalt gewesen. Die übliche Grösse eines solchen Haushalts betrug zwischen 10 und 20 Menschen. Die Bewohner eines Bauernhofes hielten sogar Haustiere.</text:p>
      <text:p text:style-name="Text_20_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er aus Salzwasser oder es wurde durch den Handel importiert. Sie verarbeiteten sogar Milch zu Käsu und brauten Bier aus Gerste. Die Nordmänner hatten definitiv keine Mühe damit diverses Essen auf den Tisch zu bringen.</text:p>
      <text:p text:style-name="Text_20_body">Kinder mussten bereits sehr früh im Haushalt mitarbeiten. Es wurde von ihnen erwartet, dass sie ihren Teil zum Wohl der Gemeinschaft beitragen. Genau so lernten sie allerdings auch, wie sie die Arbeiten zu verrichten hatten, die sie später am Leben erhielten. Kinder mussten jedoch nicht nur arbeiten, sondern hatten auch Zeit zum spielen. Es wurden mehrere Spielzeuge in der Form von Puppen, kleinen Holzpferden und Schiffchen gefunden.<text:line-break/>Regelmässig wurden Kinder auch in respektable Leihfamilien weitergegeben. Das Ziel war das Kind von der Leihfamilie erziehen zu lassen. Ein Grund für solche Arrangements war ebenfalls, dass die Kindersterblichkeit extrem hoch war und somit einzelne Familien kaum Kinder hatten, während andere Paare kinderlos waren. Das Erziehen der Kinder wurde in der Regel auch monetarisch kompensiert.</text:p>
      <text:p text:style-name="Text_20_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text:p>
      <text:h text:style-name="Heading_20_2" text:outline-level="2"><text:bookmark-start text:name="frauen-und-männerbild"/>Frauen und Männerbild<text:bookmark-end text:name="frauen-und-männerbild"/></text:h>
      <text:h text:style-name="Heading_20_3" text:outline-level="3"><text:bookmark-start text:name="rollenverteilung"/>Rollenverteilung<text:bookmark-end text:name="rollenverteilung"/></text:h>
      <text:p text:style-name="First_20_paragraph">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text:p>
      <text:h text:style-name="Heading_20_2" text:outline-level="2"><text:bookmark-start text:name="polygamie-und-monogamie"/>Polygamie und Monogamie<text:bookmark-end text:name="polygamie-und-monogamie"/></text:h>
      <text:p text:style-name="First_20_paragraph">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ie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text:p>
      <text:h text:style-name="Heading_20_2" text:outline-level="2"><text:bookmark-start text:name="homosexualität"/>Homosexualität<text:bookmark-end text:name="homosexualität"/></text:h>
      <text:p text:style-name="First_20_paragraph">Es existieren keine direkten Aufzeichnungen von gleichgeschlechtigen Pä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 hielten, wurde gesagt sie haben Angst vor dem anderen Geschlecht. Dies ist insbesondere in der Kriegerkultur der Wikinger eine tiefe Beleidigung. Somit haben die Wikinger nicht aus Prinzip eine Abscheu gegenüber homosexuellen Aktivitäten gehabt.</text:p>
      <text:h text:style-name="Heading_20_2" text:outline-level="2"><text:bookmark-start text:name="kriegszüge"/>Kriegszüge<text:bookmark-end text:name="kriegszüge"/></text:h>
      <text:p text:style-name="First_20_paragraph">Die Wikinger waren dafür bekannt, dass sie Abenteurer waren. Sie erkundeten weite Teile Europas, trieben Handel mit den Völkern die sie fanden und raubten auch einige aus. Diese Raubzüge machten sie zu einem gefürchteten Volk.</text:p>
      <text:p text:style-name="Text_20_body">Den wenigsten Leuten ist heutzutage bewusst, wie weit die Wikinger auf ihren Reisen kamen. Sie siedelten sich in England, Irland, Frankreich und Spanien an. Ihre Signifikanz kann man an der Namensgebung von Orten sehen, die Normandie wurde nach den Normannen benannt.</text:p>
      <text:p text:style-name="Text_20_body">Sie bereisten sogar die arabische Welt und reisten in den Osten nach Russland. Der Name Russland kommt aus dem Schwedischen. Rus steht für Wikinger. Der Name kommt davon, dass sie auch im Osten Europas, also insbesondere Russland siedelten.</text:p>
      <text:h text:style-name="Heading_20_3" text:outline-level="3"><text:bookmark-start text:name="schieldmaiden"/>Schieldmaiden<text:bookmark-end text:name="schieldmaiden"/></text:h>
      <text:p text:style-name="First_20_paragraph">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text:p>
      <text:h text:style-name="Heading_20_2" text:outline-level="2"><text:bookmark-start text:name="handel"/>Handel<text:bookmark-end text:name="handel"/></text:h>
      <text:p text:style-name="First_20_paragraph">Handel spielte bei den Nordmännern eine grosse Rolle. Ihr Handelsnetzwerk streckte sich von Skandinavien ostwärts über Europa bis nach Konstantinopel. Westwärts gelangten sie nach Grossbritannien, Irland, Island, Grönland und zeitweise sogar bis nach Nordamerika. Rund 400 Jahre vor Christoph Kolumbus. Aber wie kam es dazu? Die Wikinger waren wie immer pragmatisch bei ihrer Vorgehensweise. Fand sich eine Siedlung oder ein Kloster das zu stark befestigt war um es zu plündern, wurde auf friedliche Weise Waren ausgetauscht. Die Wikinger handelten mit allem was einen Abnehmer fand. Wahlrosszähne, Trinkgläser, Lederwaren, Teppiche und Schmuck wurden durch die Normännischen Händler in Europa verteilt. Auch vom Sklavenhandel liessen sie nicht die Finger von. Gefangene von Raubzügen in Irland, Schottland, dem heutigen Frankreich etc. wurden in das Byzanthinische Reich verkauft. Das Silber, das sie im Gegenzug erhielten wurde eingeschmolzen und neu gemünzt. So bildeten die Nordmänner, nach dem Fall des Römischen Reiches langsam wieder eine Münzbasierte ökonomie.</text:p>
      <text:h text:style-name="Heading_20_3" text:outline-level="3"><text:bookmark-start text:name="gesellschaftliche-hierarchie-1"/>Gesellschaftliche Hierarchie<text:bookmark-end text:name="gesellschaftliche-hierarchie-1"/></text:h>
      <text:p text:style-name="First_20_paragraph">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 Sklaverei war zur Zeit der Wikinger üblich und sicherlich auch ein Grund für die Überfälle in andere Länder.</text:p>
      <text:h text:style-name="Heading_20_1" text:outline-level="1"><text:bookmark-start text:name="bekannteste-persönlichkeiten-der-wikinger-und-nordmänner"/>Bekannteste Persönlichkeiten der Wikinger und Nordmänner<text:bookmark-end text:name="bekannteste-persönlichkeiten-der-wikinger-und-nordmänner"/></text:h>
      <text:p text:style-name="First_20_paragraph">Im folgenden werden einige, noch heute bekannte, Berühmtheiten der Wikinger und Nordmänner gelistet.</text:p>
      <text:h text:style-name="Heading_20_2" text:outline-level="2"><text:bookmark-start text:name="rollo-erster-herrscher-der-normandie"/>Rollo Erster Herrscher der Normandie<text:bookmark-end text:name="rollo-erster-herrscher-der-normandie"/></text:h>
      <text:p text:style-name="First_20_paragraph">Rollo hat von 846 bis 931 gelebt und er war der Kommandant über den letzten grossen Überfall auf Frankreich. Danach schloss er mit dem König Karl einen Vertrag ab und gründete somit die Normandie. Mit dem Vertrag trat Karl das Gebiet an Rollo ab, welcher sich ihm dafür unterordnete. Unter den Wikingern war Rollo für seine Stärke und Grösse bekannt. Er musste defintiv ein grosser Kriegesführer gewesen sein, denn er war weder Stammesfürst noch betrug sonst eine sehr hohe Position.</text:p>
      <text:h text:style-name="Heading_20_2" text:outline-level="2"><text:bookmark-start text:name="leif-eriksson-endecker-von-nordamerika-noch-vor-columbus"/>Leif Eriksson Endecker von Nordamerika noch vor Columbus<text:bookmark-end text:name="leif-eriksson-endecker-von-nordamerika-noch-vor-columbus"/></text:h>
      <text:p text:style-name="First_20_paragraph">Leif Eriksson wurde um 970 in Island geboren. Er ist der Sohn von Erik dem Roten, welcher als Gründer der Ersten skandinavischen Siedlungen in Grönland bekannt ist. Leif Eriksson lag viel daran am Königshof in Norwegen aufgenommen zu werden, was ihm um das Jahr 1000 auch gelang. Danach machte er sich auf Seefahrten. Auf einer Ersten entdeckte er den Kontinent von Amerika und rettete Schiffsbrüchige. Ihn wunderte was dieses neue Land alles zu bieten hatte, also veranstaltete er noch eine weitere Erforschungsreise, daher gilt er auch als Entdecker von Amerika.</text:p>
      <text:h text:style-name="Heading_20_2" text:outline-level="2"><text:bookmark-start text:name="knut-der-grosse-eroberer-von-england"/>Knut der Grosse, Eroberer von England<text:bookmark-end text:name="knut-der-grosse-eroberer-von-england"/></text:h>
      <text:p text:style-name="First_20_paragraph">Knut der Grosse wurde im Jahr 995 als zweiter Sohn des dänischen Königs geboren. Im Jahr 1013 half er seinem Vater England zu invadieren und wurde zum Befehlshaber der Flotte befördert. Die Invasion gelang und sein Vater wurde König von England. Im darauffolgenden Jahr starb er allerdings und Knut erbte den Königstitel. Dies gefiel dem englischen Rat nicht und Knut zog sich nach Dänemark zurück. Im Verlauf der folgenden Jahre nahm er England wieder ein und musste seine Herrschaft in Dänemark verteidigen, dabei liess er sogar seinen Bruder umbringen, da er seinen Verrat vermutete. Knut kündigte an, dass er mit der katholischen Kirche zusammen herschen will und als Zeichen half er beim Kirchenbau mit. Er nahm ebenfalls noch Norwegen ein und starb im Alter von 40 Jahren.</text:p>
      <text:h text:style-name="Heading_20_2" text:outline-level="2"><text:bookmark-start text:name="harald-hardrade-der-letzte-grosse-wikinger-könig"/>Harald Hardrade der Letzte Grosse Wikinger König<text:bookmark-end text:name="harald-hardrade-der-letzte-grosse-wikinger-könig"/></text:h>
      <text:p text:style-name="First_20_paragraph">Haral Hadrade wurde um 1015 in Norwegen geboren. Er musste im Alter von 15 Jahren fliehen, da er eine Schlacht verlor. Bis zum Jahre 1042 arbeitete er als Leibwächter verschiedener Kaiser und gewann Ehrentitel dafür. Danach wollte er seinen Herrschaftstitel in Norwegen gültig machen. Dies gelang ihm auch, allerdings war er dazu gezwungen regelmässige Plünderkriege mit Dänemark zu führen, um sein Heer unterhalten zu können. Harald geriet auch in einen Konflikte mit der Kirche, da er nicht geweihte Bischöfe eingesetzt hat. Er musste ebenfalls mehrere Rebellionen im Landesinnern lahmlegen.<text:line-break/>Im Verlauf des Jahres 1066 wollte Harald England einnehmen, da es durch einen kürzlich verstorbenen König und fehlende Nachkommen instabil war. Er wurde von einer gegnerischen Armee überrascht und verlor die Schlacht. Es wurde fast das ganze norwegische Heer vernichtet.</text:p>
      <text:h text:style-name="Heading_20_2" text:outline-level="2"><text:bookmark-start text:name="ragnar-lodbrok"/>Ragnar Lodbrok<text:bookmark-end text:name="ragnar-lodbrok"/></text:h>
      <text:p text:style-name="First_20_paragraph">Ragnar Lodbrok ist eine dänischer Wikingerkönig, der im 9ten Jahrhundert gelebt haben soll. Es ist nicht viel über ihn bekannt und er wird hauptsächlich in Sagen refernziert. In Frage würde ein Wikingerführer kommen, der 945 Paris überfiel. Dieser wird als Reginheri erwähnt. Es ist ebenfalls möglich, dass Ragnar und Lodbrok zwei unterschiedliche Herrscher waren, die in einer späten Überlieferung miteinander vermischt wurden.</text:p>
      <text:h text:style-name="Heading_20_1" text:outline-level="1"><text:bookmark-start text:name="gesetz-und-sitte"/>Gesetz und Sitte<text:bookmark-end text:name="gesetz-und-sitte"/></text:h>
      <text:p text:style-name="First_20_paragraph">Bis ins 10. Jahrhundert gab es keine geschriebenen Gesetze. Die geltenden Gesetze wurden von einem sogenannten Rechtsprecher auswendig gelernt und jeweils bei den Things vorgetragen. Sie regelten den Handel, den Tribut und das Strafmass für Vergehen. Oftmal wichtiger in der Dorf- und Stammesgemeinschaft waren die Sitten. Sitten waren (und sind immer noch) ungeschriebene Regeln die den sozialen Umgang vorgeben. Während Gesetzte an jedem Thing wieder geändert werden konnten, galten Sitten über Generationen und wurden nur spärlich angepasst.</text:p>
      <text:h text:style-name="Heading_20_2" text:outline-level="2"><text:bookmark-start text:name="recht"/>Recht<text:bookmark-end text:name="recht"/></text:h>
      <text:p text:style-name="First_20_paragraph">Die Nordmänner kannten keine Polizei. Wurde jemandem Unrecht getan, musste er sich selbst zu seinem Recht verhelfen. Falls er in der Lage war, konnte er den Verursacher des Unrechts direkt zu Wiedergutmachung auffordern. Normalerweise appelierte der Geschädigte an die Ehre des Verursachers den Schaden wiedergut zu machen. Der Verursacher hatte so die Option den Schaden mit Zahlungen (Nahrungsmittel, Gebrauchsgegenstände, Arbeitsleistungen, Geld) auszugleichen. Ansonsten blieb dem Geschädigten noch die Option seinen Konkurrenten beim nächsten Thing anzuklagen</text:p>
      <text:p text:style-name="Text_20_body">https://de.wikipedia.org/wiki/Wikingerzeit#Soziale_Regeln</text:p>
      <text:h text:style-name="Heading_20_3" text:outline-level="3"><text:bookmark-start text:name="sitte---sittenrecht"/>Sitte - Sittenrecht<text:bookmark-end text:name="sitte---sittenrecht"/></text:h>
      <text:p text:style-name="First_20_paragraph">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p>
      <text:h text:style-name="Heading_20_3" text:outline-level="3"><text:bookmark-start text:name="das-thing"/>Das Thing<text:bookmark-end text:name="das-thing"/></text:h>
      <text:p text:style-name="First_20_paragraph">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p>
      <text:p text:style-name="Text_20_body">Wurde nun der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p>
      <text:h text:style-name="Heading_20_3" text:outline-level="3"><text:bookmark-start text:name="holmgang"/>Holmgang<text:bookmark-end text:name="holmgang"/></text:h>
      <text:p text:style-name="First_20_paragraph">Bei einem Streit konnte man den Disput auch mit einem Duell, dem sogenannten holmgang, beigelegt werden. Der holmgang fand in einem eingegrenzten Bereich statt. Oft wurden dafür kleine Inseln oder Landzungen gewählt, oder Gebiete die weit abgelegen waren. Vor degbedingungen abgemacht. Manchmal reichte es, das ein Gegner entwaffnet oder aus dem Bereich manövriert wurde. Bei Fehden oder schlimmen Beleidigungen gingen die Kämpfe aber meistens bis einer blutete oder getötet wurde. Der Sieger erhielt im Normalfall das Objekt des Streites. Der Fakt, das man eine Aufforderung zum Holmgang nicht ablehenen 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p>
      <text:h text:style-name="Heading_20_3" text:outline-level="3"><text:bookmark-start text:name="sonstiges"/>Sonstiges<text:bookmark-end text:name="sonstiges"/></text:h>
      <text:h text:style-name="Heading_20_2" text:outline-level="2"><text:bookmark-start text:name="rechte-und-pflichten-der-kasten"/>Rechte und Pflichten der Kasten<text:bookmark-end text:name="rechte-und-pflichten-der-kasten"/></text:h>
      <text:h text:style-name="Heading_20_3" text:outline-level="3"><text:bookmark-start text:name="thrall---knecht"/>Thrall - Knecht<text:bookmark-end text:name="thrall---knecht"/></text:h>
      <text:p text:style-name="First_20_paragraph">Die Sklaven, die als Knechte auf den Höfen dienten, bildeten die unterste Schicht des damals geläufigen Kastensystems. Was sie durften wurde von ihrem Herrn bestimmt, der vo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p>
      <text:h text:style-name="Heading_20_3" text:outline-level="3"><text:bookmark-start text:name="karl---freie"/>Karl - freie<text:bookmark-end text:name="karl---freie"/></text:h>
      <text:p text:style-name="First_20_paragraph">Die Karl waren die freien Normänner. Sie konnten einen Bauernhof besitzen, auf Raubzüge gehen und durften am Thing teilnehmen wo sie über die Zukunft mitbestimmen konnten. Für die Karl galten neben den festgelegten Gesetzen auch Sitten die den sozialen Umgang bestimmten.</text:p>
      <text:h text:style-name="Heading_20_3" text:outline-level="3"><text:bookmark-start text:name="jarl-herse---adliger"/>Jarl &amp; Herse - Adliger<text:bookmark-end text:name="jarl-herse---adliger"/></text:h>
      <text:p text:style-name="First_20_paragraph">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 der selben Menge, die auch der König erhielt. Der Titel des Jarls wurde vererbt oder vom König vergeben.</text:p>
      <text:h text:style-name="Heading_20_3" text:outline-level="3"><text:bookmark-start text:name="frauen"/>Frauen<text:bookmark-end text:name="frauen"/></text:h>
      <text:p text:style-name="First_20_paragraph">Männer hatten das Recht zu fast allem, wobei die einzige Ausnahme der Dienst für weibliche Götter ist. Ihre Aufgabe bestand darin sich um Haus und Hof zu kümmern. Jedoch wurde ihnen auch gewisse Privilegien zugesprochen. So durften sie bei der Wahl ihres Gatten mitbestimmen, das Familienoberhaupt hatte aber immer das letzte Wort. Auch durften sie sich, wenn sie von ihrem Ehemann schlecht behandelt wurde, von ihm scheiden lassen ohne dass ihr Gesellschaftlicher Ruf zu Schaden kam. Frauen hingeg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e wohnen, sie hatten Besitz, konnten sich selber in Gerichtsfällen vertreten und konnten Geschäfte führen</text:p>
      <text:p text:style-name="Text_20_body"> Glossar</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Begriff</text:span></text:p>
            </table:table-cell>
            <table:table-cell table:style-name="TableHeaderRowCell" office:value-type="string">
              <text:p text:style-name="Table_20_Heading"><text:span text:style-name="T1">Definition</text:span></text:p>
            </table:table-cell>
          </table:table-row>
        </table:table-header-rows>
        <table:table-row>
          <table:table-cell table:style-name="TableRowCell" office:value-type="string">
            <text:p text:style-name="Table_20_Contents">Nordmänner</text:p>
          </table:table-cell>
          <table:table-cell table:style-name="TableRowCell" office:value-type="string">
            <text:p text:style-name="Table_20_Contents">Bewohner der skandinavischen Ländereien</text:p>
          </table:table-cell>
        </table:table-row>
        <table:table-row>
          <table:table-cell table:style-name="TableRowCell" office:value-type="string">
            <text:p text:style-name="Table_20_Contents">Vikinger</text:p>
          </table:table-cell>
          <table:table-cell table:style-name="TableRowCell" office:value-type="string">
            <text:p text:style-name="Table_20_Contents">Nordmänner welche auf Raubzug sind</text:p>
          </table:table-cell>
        </table:table-row>
        <table:table-row>
          <table:table-cell table:style-name="TableRowCell" office:value-type="string">
            <text:p text:style-name="Table_20_Contents">Jarl</text:p>
          </table:table-cell>
          <table:table-cell table:style-name="TableRowCell" office:value-type="string">
            <text:p text:style-name="Table_20_Contents">Könige der Nordmänner</text:p>
          </table:table-cell>
        </table:table-row>
        <table:table-row>
          <table:table-cell table:style-name="TableRowCell" office:value-type="string">
            <text:p text:style-name="Table_20_Contents">Liederedda</text:p>
          </table:table-cell>
          <table:table-cell table:style-name="TableRowCell" office:value-type="string">
            <text:p text:style-name="Table_20_Contents">Die Götterlieder der Älteren Edda</text:p>
          </table:table-cell>
        </table:table-row>
      </table:table>
      <text:h text:style-name="Heading_20_2" text:outline-level="2"><text:bookmark-start text:name="quellen"/>Quellen<text:bookmark-end text:name="quellen"/></text:h>
      <text:p text:style-name="First_20_paragraph">Die Götterlieder der Älteren Edda, Reclam <text:a xlink:type="simple" xlink:href="https://de.wikipedia.org/wiki/Holmgang" office:name=""><text:span text:style-name="Definition"/></text:a> <text:a xlink:type="simple" xlink:href="https://en.wikipedia.org/wiki/Medieval_Scandinavian_law" office:name=""><text:span text:style-name="Definition"/></text:a> <text:a xlink:type="simple" xlink:href="https://books.google.ch/books?id=FOBNoEZR6mwC&amp;pg=PA13&amp;lpg=PA13&amp;dq=gesetze+wikinger&amp;source=bl&amp;ots=P2vuVsxW_L&amp;sig=f_k_ffZ2hGiYyOODpLgG-xJdDxY&amp;hl=de&amp;sa=X&amp;ved=2ahUKEwjF8IWKtNffAhUPZVAKHQwvCR8Q6AEwCnoECAcQAQ#v=onepage&amp;q=gesetze%20wikinger&amp;f=false" office:name=""><text:span text:style-name="Definition"/></text:a> <text:a xlink:type="simple" xlink:href="https://www.planet-wissen.de/kultur/voelker/wikinger/pwiediegesellschaftderwikinger100.html" office:name=""><text:span text:style-name="Definition"/></text:a> <text:a xlink:type="simple" xlink:href="http://www.geschichteinchronologie.ch/natur/baum/baum-Linde-sommerlinde-winterlinde.html" office:name=""><text:span text:style-name="Definition"/></text:a> <text:a xlink:type="simple" xlink:href="https://www.historyonthenet.com/viking-law-and-government-the-thing/" office:name=""><text:span text:style-name="Definition"/></text:a> <text:a xlink:type="simple" xlink:href="http://www.viking.no/e/life/elaws.htm" office:name=""><text:span text:style-name="Definition"/></text:a> <text:a xlink:type="simple" xlink:href="http://www.bbc.co.uk/schools/primaryhistory/vikings/viking_settlements/" office:name=""><text:span text:style-name="Definition"/></text:a> <text:a xlink:type="simple" xlink:href="https://en.wikipedia.org/wiki/Trade_during_the_Viking_Age" office:name=""><text:span text:style-name="Definition"/></text:a> <text:a xlink:type="simple" xlink:href="https://www.historyonthenet.com/vikings-as-traders" office:name=""><text:span text:style-name="Definition"/></text:a> <text:a xlink:type="simple" xlink:href="https://en.natmus.dk/historical-knowledge/denmark/prehistoric-period-until-1050-ad/the-viking-age/expeditions-and-raids/trade-in-the-viking-period/" office:name=""><text:span text:style-name="Definition"/></text:a> <text:a xlink:type="simple" xlink:href="https://www.thoughtco.com/viking-trading-and-exchange-networks-173147" office:name=""><text:span text:style-name="Definition"/></text:a> <text:a xlink:type="simple" xlink:href="https://www.history.com/news/6-viking-leaders-you-should-know" office:name=""><text:span text:style-name="Definition"/></text:a> <text:a xlink:type="simple" xlink:href="https://de.wikipedia.org/wiki/Nordgermanische_Religion#Opfer" office:name="Stand 20.01.2018"><text:span text:style-name="Definition"/></text:a> <text:a xlink:type="simple" xlink:href="https://de.wikipedia.org/wiki/Tyr" office:name=""><text:span text:style-name="Definition"/></text:a> <text:a xlink:type="simple" xlink:href="a.org/wiki/Nordgermanische_Religion#Eisenzeit" office:name="Stand 20.01.2018"><text:span text:style-name="Definition"/></text:a> <text:a xlink:type="simple" xlink:href="https://www.reclam.de/data/media/978-3-15-000782-2.pdf" office:name="Stand 08.01.2019"><text:span text:style-name="Definition"/></text:a> <text:a xlink:type="simple" xlink:href="https://en.wikipedia.org/wiki/Vikings" office:name="Stand 08.10.2018"><text:span text:style-name="Definition"/></text:a> <text:a xlink:type="simple" xlink:href="https://books.google.ch/books?id=FOBNoEZR6mwC&amp;pg=PA13&amp;lpg=PA13&amp;dq=gesetze+wikinger&amp;source=bl&amp;ots=P2vuVsxW_L&amp;sig=f_k_ffZ2hGiYyOODpLgG-xJdDxY&amp;hl=de&amp;sa=X&amp;ved=2ahUKEwjF8IWKtNffAhUPZVAKHQwvCR8Q6AEwCnoECAcQAQ#v=onepage&amp;q=gesetze%20wikinger&amp;f=false" office:name=""><text:span text:style-name="Definition"/></text:a> <text:a xlink:type="simple" xlink:href="https://en.wikipedia.org/wiki/Medieval_Scandinavian_law" office:name=""><text:span text:style-name="Definition"/></text:a> <text:a xlink:type="simple" xlink:href="https://en.wikipedia.org/wiki/Saga" office:name="Stand 16.01.2019"><text:span text:style-name="Definition"/></text:a> <text:a xlink:type="simple" xlink:href="https://www.planet-wissen.de/kultur/voelker/wikinger/pwiediegesellschaftderwikinger100.html" office:name=""><text:span text:style-name="Definition"/></text:a> <text:a xlink:type="simple" xlink:href="http://www.geschichteinchronologie.ch/natur/baum/baum-Linde-sommerlinde-winterlinde.html" office:name=""><text:span text:style-name="Definition"/></text:a> <text:a xlink:type="simple" xlink:href="http://www.viking.no/e/life/elaws.htm" office:name=""><text:span text:style-name="Definition"/></text:a> <text:a xlink:type="simple" xlink:href="http://www.bbc.co.uk/schools/primaryhistory/vikings/viking_settlements" office:name=""><text:span text:style-name="Definition"/></text:a> <text:a xlink:type="simple" xlink:href="https://en.wikipedia.org/wiki/Trade_during_the_Viking_Age" office:name=""><text:span text:style-name="Definition"/></text:a> <text:a xlink:type="simple" xlink:href="https://en.natmus.dk/historical-knowledge/denmark/prehistoric-period-until-1050-ad/the-viking-age/expeditions-and-raids/trade-in-the-viking-period/" office:name=""><text:span text:style-name="Definition"/></text:a> <text:a xlink:type="simple" xlink:href="https://www.thoughtco.com/viking-trading-and-exchange-networks-173147" office:name=""><text:span text:style-name="Definition"/></text:a> <text:a xlink:type="simple" xlink:href="https://www.historyonthenet.com/vikings-as-traders" office:name=""><text:span text:style-name="Definition"/></text:a> <text:a xlink:type="simple" xlink:href="https://www.historyonthenet.com/viking-law-and-government-the-thing/" office:name=""><text:span text:style-name="Defini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Fett Kursiv"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style:paragraph-properties fo:margin-left="0cm" fo:margin-right="0cm" fo:line-height="150%" fo:text-align="start" style:justify-single-word="false" fo:hyphenation-ladder-count="no-limit" fo:text-indent="0cm" style:auto-text-indent="false" style:page-number="auto" fo:background-color="transparent"/>
      <style:text-properties style:font-name="Calibri" fo:font-family="Calibri" style:font-style-name="Standard" style:font-family-generic="swiss" style:font-pitch="variable" fo:font-size="11pt" officeooo:rsid="00145030"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50%" fo:text-indent="0cm" style:auto-text-indent="false"/>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color="#3465a4"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1pt" fo:font-style="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465a4" style:font-name="Calibri1" fo:font-family="Calibri" style:font-style-name="Fett"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465a4" style:font-name="Calibri1" fo:font-family="Calibri" style:font-style-name="Fett" style:font-family-generic="swiss" style:font-pitch="variable" fo:font-size="9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3465a4" style:font-name="Calibri1" fo:font-family="Calibri" style:font-style-name="Fett" style:font-family-generic="swiss" style:font-pitch="variable" fo:font-size="8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 fo:font-family="Arial" style:font-style-name="Fett Kursiv"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Fet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 fo:font-family="Arial" style:font-style-name="Fett Kursiv"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color="#3465a4"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681c" officeooo:paragraph-rsid="0015681c"/>
    </style:style>
    <style:style style:name="MT1" style:family="text">
      <style:text-properties officeooo:rsid="001b98d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IDPA Nordmännder Sascha Blank, Micheal Walter, Silvan <text:span text:style-name="MT1">Frey</text:span></text:p>
      </style:header>
      <style:footer>
        <text:p text:style-name="MP1">IDPA Nordmännder Sascha Blank, Micheal Walter, Silvan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